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ula1" style:family="table">
      <style:table-properties style:width="17.013cm" fo:margin-left="0cm" table:align="left" style:writing-mode="lr-tb"/>
    </style:style>
    <style:style style:name="Taula1.A" style:family="table-column">
      <style:table-column-properties style:column-width="1.092cm"/>
    </style:style>
    <style:style style:name="Taula1.B" style:family="table-column">
      <style:table-column-properties style:column-width="1.423cm"/>
    </style:style>
    <style:style style:name="Taula1.C" style:family="table-column">
      <style:table-column-properties style:column-width="5.581cm"/>
    </style:style>
    <style:style style:name="Taula1.D" style:family="table-column">
      <style:table-column-properties style:column-width="1.471cm"/>
    </style:style>
    <style:style style:name="Taula1.E" style:family="table-column">
      <style:table-column-properties style:column-width="1.512cm"/>
    </style:style>
    <style:style style:name="Taula1.F" style:family="table-column">
      <style:table-column-properties style:column-width="1.513cm"/>
    </style:style>
    <style:style style:name="Taula1.G" style:family="table-column">
      <style:table-column-properties style:column-width="2.304cm"/>
    </style:style>
    <style:style style:name="Taula1.H" style:family="table-column">
      <style:table-column-properties style:column-width="2.117cm"/>
    </style:style>
    <style:style style:name="Taula1.A1" style:family="table-cell">
      <style:table-cell-properties style:vertical-align="middle" fo:background-color="#f6b26b" fo:padding-left="0.079cm" fo:padding-right="0.079cm" fo:padding-top="0.053cm" fo:padding-bottom="0.053cm" fo:border="0.05pt solid #d9d9d9">
        <style:background-image/>
      </style:table-cell-properties>
    </style:style>
    <style:style style:name="Taula1.A2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ula1.D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E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F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G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H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A3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ula1.D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E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F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G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H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A4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ula1.B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D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E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F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G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H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A5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ula1.B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C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D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E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F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G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H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A6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ula1.B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C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D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E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F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G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H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A7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ula1.B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D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E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F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G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H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A8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ula1.B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C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D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E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F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G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H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A9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ula1.B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C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D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E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F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G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H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A10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ula1.B1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C1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D1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E1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F1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G1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H1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A11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ula1.B1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C1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D1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E1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F1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G1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H1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A12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ula1.B1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C1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D1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E1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F1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G1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H1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A13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ula1.B1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C1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D1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E1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F1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G1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H1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A14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ula1.B1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C1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D1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E1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F1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G1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H1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A15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ula1.B1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D1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E1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F1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G1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H1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A16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ula1.B1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C1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D1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E1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F1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G1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H1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A17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ula1.B1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C1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D1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E1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F1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G1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H1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A18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ula1.B1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C1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D1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E1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F1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G1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H1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A19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ula1.B1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D1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E1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F1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G1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H1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A20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ula1.B2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C2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D2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E2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F2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G2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H2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A21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ula1.B2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C2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D2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E2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F2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G2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H2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A22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ula1.D2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E2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F2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G2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H2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A23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ula1.B2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D2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E2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F2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G2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H2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A24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ula1.B2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C2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D2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E2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F2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G2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H2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A25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ula1.B2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C2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D2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E2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F2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G2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H2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A26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ula1.B2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C2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D2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E2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F2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G2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H2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A27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ula1.B2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C2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D2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E2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F2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G2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H2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A28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ula1.B2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C2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D2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E2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F2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G2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H2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A29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ula1.B2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C2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D2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E2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F2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G2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H2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A30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ula1.B3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C3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D3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E3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F3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G3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H3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A31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ula1.B3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C3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D3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E3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F3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G3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H3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A32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ula1.B3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D3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E3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F3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G3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H3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A33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ula1.B3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C3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D3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E3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F3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G3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H3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A34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ula1.B3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D3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E3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F3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G3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H3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A35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ula1.B3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C3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D3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E3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F3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G3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H3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A36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ula1.B3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C3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D3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E3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F3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G3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H3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A37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ula1.B3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C3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D3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E3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F3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G3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H3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A38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ula1.D3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E3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F3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G3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H3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A39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ula1.B3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D3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E3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F3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G3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H3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A40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ula1.B4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D4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E4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F4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G4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H4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A41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ula1.B4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D4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E4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F4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G4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H4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A42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ula1.B4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D4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E4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F4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G4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ula1.H4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P1" style:family="paragraph" style:parent-style-name="Table_20_Contents">
      <style:text-properties style:font-name="Liberation Serif" fo:font-size="12.5pt" fo:font-weight="normal" style:font-size-asian="12.5pt" style:font-size-complex="12.5pt"/>
    </style:style>
    <style:style style:name="P2" style:family="paragraph" style:parent-style-name="Table_20_Contents">
      <style:paragraph-properties fo:text-align="center" style:justify-single-word="false"/>
      <style:text-properties fo:font-size="12.5pt" fo:font-weight="bold" style:font-size-asian="12.5pt" style:font-size-complex="12.5pt"/>
    </style:style>
    <style:style style:name="P3" style:family="paragraph" style:parent-style-name="Table_20_Contents">
      <style:text-properties fo:font-size="12.5pt" fo:font-weight="bold" style:font-size-asian="12.5pt" style:font-size-complex="12.5pt"/>
    </style:style>
    <style:style style:name="P4" style:family="paragraph" style:parent-style-name="Table_20_Contents">
      <style:text-properties fo:font-size="12.5pt" style:font-size-asian="12.5pt" style:font-size-complex="12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column table:style-name="Taula1.G"/>
        <table:table-column table:style-name="Taula1.H"/>
        <table:table-row table:style-name="TableLine94529446354656">
          <table:table-cell table:style-name="Taula1.A1" table:number-columns-spanned="8" office:value-type="string">
            <text:p text:style-name="P2">Checklist de la tasc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29446354656">
          <table:table-cell table:style-name="Taula1.A2" table:number-columns-spanned="3" office:value-type="string">
            <text:p text:style-name="P2">Exercici</text:p>
          </table:table-cell>
          <table:covered-table-cell/>
          <table:covered-table-cell/>
          <table:table-cell table:style-name="Taula1.D2" office:value-type="string">
            <text:p text:style-name="P2">Ho he fet?</text:p>
          </table:table-cell>
          <table:table-cell table:style-name="Taula1.E2" office:value-type="string">
            <text:p text:style-name="P2">S'ha fet?</text:p>
          </table:table-cell>
          <table:table-cell table:style-name="Taula1.F2" office:value-type="string">
            <text:p text:style-name="P2">Està bé?</text:p>
          </table:table-cell>
          <table:table-cell table:style-name="Taula1.G2" office:value-type="string">
            <text:p text:style-name="P2">Número de <text:line-break/>correccions</text:p>
          </table:table-cell>
          <table:table-cell table:style-name="Taula1.H2" office:value-type="string">
            <text:p text:style-name="P2">Data Validació<text:line-break/>Final</text:p>
          </table:table-cell>
        </table:table-row>
        <table:table-row table:style-name="TableLine94529446354656">
          <table:table-cell table:style-name="Taula1.A3" table:number-columns-spanned="3" office:value-type="string">
            <text:p text:style-name="P4">Processadors offline</text:p>
          </table:table-cell>
          <table:covered-table-cell/>
          <table:covered-table-cell/>
          <table:table-cell table:style-name="Taula1.D3" office:value-type="string">
            <text:p text:style-name="P4"/>
          </table:table-cell>
          <table:table-cell table:style-name="Taula1.E3" office:value-type="string">
            <text:p text:style-name="P4"/>
          </table:table-cell>
          <table:table-cell table:style-name="Taula1.F3" office:value-type="string">
            <text:p text:style-name="P4"/>
          </table:table-cell>
          <table:table-cell table:style-name="Taula1.G3" office:value-type="string">
            <text:p text:style-name="P4"/>
          </table:table-cell>
          <table:table-cell table:style-name="Taula1.H3" office:value-type="string">
            <text:p text:style-name="P4"/>
          </table:table-cell>
        </table:table-row>
        <table:table-row table:style-name="TableLine94529446354656">
          <table:table-cell table:style-name="Taula1.A4" table:number-rows-spanned="18" office:value-type="string">
            <text:p text:style-name="P4"/>
          </table:table-cell>
          <table:table-cell table:style-name="Taula1.B4" table:number-columns-spanned="2" office:value-type="string">
            <text:p text:style-name="P4">1. Personalitzar els processadors de text</text:p>
          </table:table-cell>
          <table:covered-table-cell/>
          <table:table-cell table:style-name="Taula1.D4" office:value-type="string">
            <text:p text:style-name="P4"/>
          </table:table-cell>
          <table:table-cell table:style-name="Taula1.E4" office:value-type="string">
            <text:p text:style-name="P4"/>
          </table:table-cell>
          <table:table-cell table:style-name="Taula1.F4" office:value-type="string">
            <text:p text:style-name="P4"/>
          </table:table-cell>
          <table:table-cell table:style-name="Taula1.G4" office:value-type="string">
            <text:p text:style-name="P4"/>
          </table:table-cell>
          <table:table-cell table:style-name="Taula1.H4" office:value-type="string">
            <text:p text:style-name="P4"/>
          </table:table-cell>
        </table:table-row>
        <table:table-row table:style-name="TableLine94529446354656">
          <table:covered-table-cell table:style-name="Taula1.A5"/>
          <table:table-cell table:style-name="Taula1.B5" table:number-rows-spanned="2" office:value-type="string">
            <text:p text:style-name="P4"/>
          </table:table-cell>
          <table:table-cell table:style-name="Taula1.C5" office:value-type="string">
            <text:p text:style-name="P4">1a App</text:p>
          </table:table-cell>
          <table:table-cell table:style-name="Taula1.D5" office:value-type="string">
            <text:p text:style-name="P4"/>
          </table:table-cell>
          <table:table-cell table:style-name="Taula1.E5" office:value-type="string">
            <text:p text:style-name="P4"/>
          </table:table-cell>
          <table:table-cell table:style-name="Taula1.F5" office:value-type="string">
            <text:p text:style-name="P4"/>
          </table:table-cell>
          <table:table-cell table:style-name="Taula1.G5" office:value-type="string">
            <text:p text:style-name="P4"/>
          </table:table-cell>
          <table:table-cell table:style-name="Taula1.H5" office:value-type="string">
            <text:p text:style-name="P4"/>
          </table:table-cell>
        </table:table-row>
        <table:table-row table:style-name="TableLine94529446354656">
          <table:covered-table-cell table:style-name="Taula1.A6"/>
          <table:covered-table-cell table:style-name="Taula1.B6"/>
          <table:table-cell table:style-name="Taula1.C6" office:value-type="string">
            <text:p text:style-name="P4">2a App</text:p>
          </table:table-cell>
          <table:table-cell table:style-name="Taula1.D6" office:value-type="string">
            <text:p text:style-name="P4"/>
          </table:table-cell>
          <table:table-cell table:style-name="Taula1.E6" office:value-type="string">
            <text:p text:style-name="P4"/>
          </table:table-cell>
          <table:table-cell table:style-name="Taula1.F6" office:value-type="string">
            <text:p text:style-name="P4"/>
          </table:table-cell>
          <table:table-cell table:style-name="Taula1.G6" office:value-type="string">
            <text:p text:style-name="P4"/>
          </table:table-cell>
          <table:table-cell table:style-name="Taula1.H6" office:value-type="string">
            <text:p text:style-name="P4"/>
          </table:table-cell>
        </table:table-row>
        <table:table-row table:style-name="TableLine94529446354656">
          <table:covered-table-cell table:style-name="Taula1.A7"/>
          <table:table-cell table:style-name="Taula1.B7" table:number-columns-spanned="2" office:value-type="string">
            <text:p text:style-name="P4">2. Plantilles</text:p>
          </table:table-cell>
          <table:covered-table-cell/>
          <table:table-cell table:style-name="Taula1.D7" office:value-type="string">
            <text:p text:style-name="P4"/>
          </table:table-cell>
          <table:table-cell table:style-name="Taula1.E7" office:value-type="string">
            <text:p text:style-name="P4"/>
          </table:table-cell>
          <table:table-cell table:style-name="Taula1.F7" office:value-type="string">
            <text:p text:style-name="P4"/>
          </table:table-cell>
          <table:table-cell table:style-name="Taula1.G7" office:value-type="string">
            <text:p text:style-name="P4"/>
          </table:table-cell>
          <table:table-cell table:style-name="Taula1.H7" office:value-type="string">
            <text:p text:style-name="P4"/>
          </table:table-cell>
        </table:table-row>
        <table:table-row table:style-name="TableLine94529446354656">
          <table:covered-table-cell table:style-name="Taula1.A8"/>
          <table:table-cell table:style-name="Taula1.B8" table:number-rows-spanned="7" office:value-type="string">
            <text:p text:style-name="P4"/>
          </table:table-cell>
          <table:table-cell table:style-name="Taula1.C8" office:value-type="string">
            <text:p text:style-name="P4">Checklist</text:p>
          </table:table-cell>
          <table:table-cell table:style-name="Taula1.D8" office:value-type="string">
            <text:p text:style-name="P4"/>
          </table:table-cell>
          <table:table-cell table:style-name="Taula1.E8" office:value-type="string">
            <text:p text:style-name="P4"/>
          </table:table-cell>
          <table:table-cell table:style-name="Taula1.F8" office:value-type="string">
            <text:p text:style-name="P4"/>
          </table:table-cell>
          <table:table-cell table:style-name="Taula1.G8" office:value-type="string">
            <text:p text:style-name="P4"/>
          </table:table-cell>
          <table:table-cell table:style-name="Taula1.H8" office:value-type="string">
            <text:p text:style-name="P4"/>
          </table:table-cell>
        </table:table-row>
        <table:table-row table:style-name="TableLine94529446354656">
          <table:covered-table-cell table:style-name="Taula1.A9"/>
          <table:covered-table-cell table:style-name="Taula1.B9"/>
          <table:table-cell table:style-name="Taula1.C9" office:value-type="string">
            <text:p text:style-name="P4">Document amb 2 columnes</text:p>
          </table:table-cell>
          <table:table-cell table:style-name="Taula1.D9" office:value-type="string">
            <text:p text:style-name="P4"/>
          </table:table-cell>
          <table:table-cell table:style-name="Taula1.E9" office:value-type="string">
            <text:p text:style-name="P4"/>
          </table:table-cell>
          <table:table-cell table:style-name="Taula1.F9" office:value-type="string">
            <text:p text:style-name="P4"/>
          </table:table-cell>
          <table:table-cell table:style-name="Taula1.G9" office:value-type="string">
            <text:p text:style-name="P4"/>
          </table:table-cell>
          <table:table-cell table:style-name="Taula1.H9" office:value-type="string">
            <text:p text:style-name="P4"/>
          </table:table-cell>
        </table:table-row>
        <table:table-row table:style-name="TableLine94529446354656">
          <table:covered-table-cell table:style-name="Taula1.A10"/>
          <table:covered-table-cell table:style-name="Taula1.B10"/>
          <table:table-cell table:style-name="Taula1.C10" office:value-type="string">
            <text:p text:style-name="P4">Diploma</text:p>
          </table:table-cell>
          <table:table-cell table:style-name="Taula1.D10" office:value-type="string">
            <text:p text:style-name="P4"/>
          </table:table-cell>
          <table:table-cell table:style-name="Taula1.E10" office:value-type="string">
            <text:p text:style-name="P4"/>
          </table:table-cell>
          <table:table-cell table:style-name="Taula1.F10" office:value-type="string">
            <text:p text:style-name="P4"/>
          </table:table-cell>
          <table:table-cell table:style-name="Taula1.G10" office:value-type="string">
            <text:p text:style-name="P4"/>
          </table:table-cell>
          <table:table-cell table:style-name="Taula1.H10" office:value-type="string">
            <text:p text:style-name="P4"/>
          </table:table-cell>
        </table:table-row>
        <table:table-row table:style-name="TableLine94529446354656">
          <table:covered-table-cell table:style-name="Taula1.A11"/>
          <table:covered-table-cell table:style-name="Taula1.B11"/>
          <table:table-cell table:style-name="Taula1.C11" office:value-type="string">
            <text:p text:style-name="P4">Factura</text:p>
          </table:table-cell>
          <table:table-cell table:style-name="Taula1.D11" office:value-type="string">
            <text:p text:style-name="P4"/>
          </table:table-cell>
          <table:table-cell table:style-name="Taula1.E11" office:value-type="string">
            <text:p text:style-name="P4"/>
          </table:table-cell>
          <table:table-cell table:style-name="Taula1.F11" office:value-type="string">
            <text:p text:style-name="P4"/>
          </table:table-cell>
          <table:table-cell table:style-name="Taula1.G11" office:value-type="string">
            <text:p text:style-name="P4"/>
          </table:table-cell>
          <table:table-cell table:style-name="Taula1.H11" office:value-type="string">
            <text:p text:style-name="P4"/>
          </table:table-cell>
        </table:table-row>
        <table:table-row table:style-name="TableLine94529446354656">
          <table:covered-table-cell table:style-name="Taula1.A12"/>
          <table:covered-table-cell table:style-name="Taula1.B12"/>
          <table:table-cell table:style-name="Taula1.C12" office:value-type="string">
            <text:p text:style-name="P1">Instància genèrica</text:p>
          </table:table-cell>
          <table:table-cell table:style-name="Taula1.D12" office:value-type="string">
            <text:p text:style-name="P4"/>
          </table:table-cell>
          <table:table-cell table:style-name="Taula1.E12" office:value-type="string">
            <text:p text:style-name="P4"/>
          </table:table-cell>
          <table:table-cell table:style-name="Taula1.F12" office:value-type="string">
            <text:p text:style-name="P4"/>
          </table:table-cell>
          <table:table-cell table:style-name="Taula1.G12" office:value-type="string">
            <text:p text:style-name="P4"/>
          </table:table-cell>
          <table:table-cell table:style-name="Taula1.H12" office:value-type="string">
            <text:p text:style-name="P4"/>
          </table:table-cell>
        </table:table-row>
        <table:table-row table:style-name="TableLine94529446354656">
          <table:covered-table-cell table:style-name="Taula1.A13"/>
          <table:covered-table-cell table:style-name="Taula1.B13"/>
          <table:table-cell table:style-name="Taula1.C13" office:value-type="string">
            <text:p text:style-name="P1">Currículum vitae modern</text:p>
          </table:table-cell>
          <table:table-cell table:style-name="Taula1.D13" office:value-type="string">
            <text:p text:style-name="P4"/>
          </table:table-cell>
          <table:table-cell table:style-name="Taula1.E13" office:value-type="string">
            <text:p text:style-name="P4"/>
          </table:table-cell>
          <table:table-cell table:style-name="Taula1.F13" office:value-type="string">
            <text:p text:style-name="P4"/>
          </table:table-cell>
          <table:table-cell table:style-name="Taula1.G13" office:value-type="string">
            <text:p text:style-name="P4"/>
          </table:table-cell>
          <table:table-cell table:style-name="Taula1.H13" office:value-type="string">
            <text:p text:style-name="P4"/>
          </table:table-cell>
        </table:table-row>
        <table:table-row table:style-name="TableLine94529446354656">
          <table:covered-table-cell table:style-name="Taula1.A14"/>
          <table:covered-table-cell table:style-name="Taula1.B14"/>
          <table:table-cell table:style-name="Taula1.C14" office:value-type="string">
            <text:p text:style-name="P1">Document amb imatge de fons</text:p>
          </table:table-cell>
          <table:table-cell table:style-name="Taula1.D14" office:value-type="string">
            <text:p text:style-name="P4"/>
          </table:table-cell>
          <table:table-cell table:style-name="Taula1.E14" office:value-type="string">
            <text:p text:style-name="P4"/>
          </table:table-cell>
          <table:table-cell table:style-name="Taula1.F14" office:value-type="string">
            <text:p text:style-name="P4"/>
          </table:table-cell>
          <table:table-cell table:style-name="Taula1.G14" office:value-type="string">
            <text:p text:style-name="P4"/>
          </table:table-cell>
          <table:table-cell table:style-name="Taula1.H14" office:value-type="string">
            <text:p text:style-name="P4"/>
          </table:table-cell>
        </table:table-row>
        <table:table-row table:style-name="TableLine94529446354656">
          <table:covered-table-cell table:style-name="Taula1.A15"/>
          <table:table-cell table:style-name="Taula1.B15" table:number-columns-spanned="2" office:value-type="string">
            <text:p text:style-name="P4">3. Importar / Exportar</text:p>
          </table:table-cell>
          <table:covered-table-cell/>
          <table:table-cell table:style-name="Taula1.D15" office:value-type="string">
            <text:p text:style-name="P4"/>
          </table:table-cell>
          <table:table-cell table:style-name="Taula1.E15" office:value-type="string">
            <text:p text:style-name="P4"/>
          </table:table-cell>
          <table:table-cell table:style-name="Taula1.F15" office:value-type="string">
            <text:p text:style-name="P4"/>
          </table:table-cell>
          <table:table-cell table:style-name="Taula1.G15" office:value-type="string">
            <text:p text:style-name="P4"/>
          </table:table-cell>
          <table:table-cell table:style-name="Taula1.H15" office:value-type="string">
            <text:p text:style-name="P4"/>
          </table:table-cell>
        </table:table-row>
        <table:table-row table:style-name="TableLine94529446354656">
          <table:covered-table-cell table:style-name="Taula1.A16"/>
          <table:table-cell table:style-name="Taula1.B16" table:number-rows-spanned="3" office:value-type="string">
            <text:p text:style-name="P4"/>
          </table:table-cell>
          <table:table-cell table:style-name="Taula1.C16" office:value-type="string">
            <text:p text:style-name="P4">Exportar</text:p>
          </table:table-cell>
          <table:table-cell table:style-name="Taula1.D16" office:value-type="string">
            <text:p text:style-name="P4"/>
          </table:table-cell>
          <table:table-cell table:style-name="Taula1.E16" office:value-type="string">
            <text:p text:style-name="P4"/>
          </table:table-cell>
          <table:table-cell table:style-name="Taula1.F16" office:value-type="string">
            <text:p text:style-name="P4"/>
          </table:table-cell>
          <table:table-cell table:style-name="Taula1.G16" office:value-type="string">
            <text:p text:style-name="P4"/>
          </table:table-cell>
          <table:table-cell table:style-name="Taula1.H16" office:value-type="string">
            <text:p text:style-name="P4"/>
          </table:table-cell>
        </table:table-row>
        <table:table-row table:style-name="TableLine94529446354656">
          <table:covered-table-cell table:style-name="Taula1.A17"/>
          <table:covered-table-cell table:style-name="Taula1.B17"/>
          <table:table-cell table:style-name="Taula1.C17" office:value-type="string">
            <text:p text:style-name="P4">Importar</text:p>
          </table:table-cell>
          <table:table-cell table:style-name="Taula1.D17" office:value-type="string">
            <text:p text:style-name="P4"/>
          </table:table-cell>
          <table:table-cell table:style-name="Taula1.E17" office:value-type="string">
            <text:p text:style-name="P4"/>
          </table:table-cell>
          <table:table-cell table:style-name="Taula1.F17" office:value-type="string">
            <text:p text:style-name="P4"/>
          </table:table-cell>
          <table:table-cell table:style-name="Taula1.G17" office:value-type="string">
            <text:p text:style-name="P4"/>
          </table:table-cell>
          <table:table-cell table:style-name="Taula1.H17" office:value-type="string">
            <text:p text:style-name="P4"/>
          </table:table-cell>
        </table:table-row>
        <table:table-row table:style-name="TableLine94529446354656">
          <table:covered-table-cell table:style-name="Taula1.A18"/>
          <table:covered-table-cell table:style-name="Taula1.B18"/>
          <table:table-cell table:style-name="Taula1.C18" office:value-type="string">
            <text:p text:style-name="P4">Corregides</text:p>
          </table:table-cell>
          <table:table-cell table:style-name="Taula1.D18" office:value-type="string">
            <text:p text:style-name="P4"/>
          </table:table-cell>
          <table:table-cell table:style-name="Taula1.E18" office:value-type="string">
            <text:p text:style-name="P4"/>
          </table:table-cell>
          <table:table-cell table:style-name="Taula1.F18" office:value-type="string">
            <text:p text:style-name="P4"/>
          </table:table-cell>
          <table:table-cell table:style-name="Taula1.G18" office:value-type="string">
            <text:p text:style-name="P4"/>
          </table:table-cell>
          <table:table-cell table:style-name="Taula1.H18" office:value-type="string">
            <text:p text:style-name="P4"/>
          </table:table-cell>
        </table:table-row>
        <table:table-row table:style-name="TableLine94529446354656">
          <table:covered-table-cell table:style-name="Taula1.A19"/>
          <table:table-cell table:style-name="Taula1.B19" table:number-columns-spanned="2" office:value-type="string">
            <text:p text:style-name="P4">4. Macros</text:p>
          </table:table-cell>
          <table:covered-table-cell/>
          <table:table-cell table:style-name="Taula1.D19" office:value-type="string">
            <text:p text:style-name="P4"/>
          </table:table-cell>
          <table:table-cell table:style-name="Taula1.E19" office:value-type="string">
            <text:p text:style-name="P4"/>
          </table:table-cell>
          <table:table-cell table:style-name="Taula1.F19" office:value-type="string">
            <text:p text:style-name="P4"/>
          </table:table-cell>
          <table:table-cell table:style-name="Taula1.G19" office:value-type="string">
            <text:p text:style-name="P4"/>
          </table:table-cell>
          <table:table-cell table:style-name="Taula1.H19" office:value-type="string">
            <text:p text:style-name="P4"/>
          </table:table-cell>
        </table:table-row>
        <table:table-row table:style-name="TableLine94529446354656">
          <table:covered-table-cell table:style-name="Taula1.A20"/>
          <table:table-cell table:style-name="Taula1.B20" table:number-rows-spanned="2" office:value-type="string">
            <text:p text:style-name="P4"/>
          </table:table-cell>
          <table:table-cell table:style-name="Taula1.C20" office:value-type="string">
            <text:p text:style-name="P4">Diploma per a cada alumne</text:p>
          </table:table-cell>
          <table:table-cell table:style-name="Taula1.D20" office:value-type="string">
            <text:p text:style-name="P4"/>
          </table:table-cell>
          <table:table-cell table:style-name="Taula1.E20" office:value-type="string">
            <text:p text:style-name="P4"/>
          </table:table-cell>
          <table:table-cell table:style-name="Taula1.F20" office:value-type="string">
            <text:p text:style-name="P4"/>
          </table:table-cell>
          <table:table-cell table:style-name="Taula1.G20" office:value-type="string">
            <text:p text:style-name="P4"/>
          </table:table-cell>
          <table:table-cell table:style-name="Taula1.H20" office:value-type="string">
            <text:p text:style-name="P4"/>
          </table:table-cell>
        </table:table-row>
        <table:table-row table:style-name="TableLine94529446354656">
          <table:covered-table-cell table:style-name="Taula1.A21"/>
          <table:covered-table-cell table:style-name="Taula1.B21"/>
          <table:table-cell table:style-name="Taula1.C21" office:value-type="string">
            <text:p text:style-name="P4">Sistema tabulat --&gt; Taula</text:p>
          </table:table-cell>
          <table:table-cell table:style-name="Taula1.D21" office:value-type="string">
            <text:p text:style-name="P4"/>
          </table:table-cell>
          <table:table-cell table:style-name="Taula1.E21" office:value-type="string">
            <text:p text:style-name="P4"/>
          </table:table-cell>
          <table:table-cell table:style-name="Taula1.F21" office:value-type="string">
            <text:p text:style-name="P4"/>
          </table:table-cell>
          <table:table-cell table:style-name="Taula1.G21" office:value-type="string">
            <text:p text:style-name="P4"/>
          </table:table-cell>
          <table:table-cell table:style-name="Taula1.H21" office:value-type="string">
            <text:p text:style-name="P4"/>
          </table:table-cell>
        </table:table-row>
        <table:table-row table:style-name="TableLine94529446354656">
          <table:table-cell table:style-name="Taula1.A22" table:number-columns-spanned="3" office:value-type="string">
            <text:p text:style-name="P4">Processadors Online</text:p>
          </table:table-cell>
          <table:covered-table-cell/>
          <table:covered-table-cell/>
          <table:table-cell table:style-name="Taula1.D22" office:value-type="string">
            <text:p text:style-name="P4"/>
          </table:table-cell>
          <table:table-cell table:style-name="Taula1.E22" office:value-type="string">
            <text:p text:style-name="P4"/>
          </table:table-cell>
          <table:table-cell table:style-name="Taula1.F22" office:value-type="string">
            <text:p text:style-name="P4"/>
          </table:table-cell>
          <table:table-cell table:style-name="Taula1.G22" office:value-type="string">
            <text:p text:style-name="P4"/>
          </table:table-cell>
          <table:table-cell table:style-name="Taula1.H22" office:value-type="string">
            <text:p text:style-name="P4"/>
          </table:table-cell>
        </table:table-row>
        <table:table-row table:style-name="TableLine94529446354656">
          <table:table-cell table:style-name="Taula1.A23" table:number-rows-spanned="15" office:value-type="string">
            <text:p text:style-name="P4"/>
          </table:table-cell>
          <table:table-cell table:style-name="Taula1.B23" table:number-columns-spanned="2" office:value-type="string">
            <text:p text:style-name="P4">1. Plantilles</text:p>
          </table:table-cell>
          <table:covered-table-cell/>
          <table:table-cell table:style-name="Taula1.D23" office:value-type="string">
            <text:p text:style-name="P4"/>
          </table:table-cell>
          <table:table-cell table:style-name="Taula1.E23" office:value-type="string">
            <text:p text:style-name="P4"/>
          </table:table-cell>
          <table:table-cell table:style-name="Taula1.F23" office:value-type="string">
            <text:p text:style-name="P4"/>
          </table:table-cell>
          <table:table-cell table:style-name="Taula1.G23" office:value-type="string">
            <text:p text:style-name="P4"/>
          </table:table-cell>
          <table:table-cell table:style-name="Taula1.H23" office:value-type="string">
            <text:p text:style-name="P4"/>
          </table:table-cell>
        </table:table-row>
        <table:table-row table:style-name="TableLine94529446354656">
          <table:covered-table-cell table:style-name="Taula1.A24"/>
          <table:table-cell table:style-name="Taula1.B24" table:number-rows-spanned="8" office:value-type="string">
            <text:p text:style-name="P4"/>
          </table:table-cell>
          <table:table-cell table:style-name="Taula1.C24" office:value-type="string">
            <text:p text:style-name="P4">Document pràctiques</text:p>
          </table:table-cell>
          <table:table-cell table:style-name="Taula1.D24" office:value-type="string">
            <text:p text:style-name="P4"/>
          </table:table-cell>
          <table:table-cell table:style-name="Taula1.E24" office:value-type="string">
            <text:p text:style-name="P4"/>
          </table:table-cell>
          <table:table-cell table:style-name="Taula1.F24" office:value-type="string">
            <text:p text:style-name="P4"/>
          </table:table-cell>
          <table:table-cell table:style-name="Taula1.G24" office:value-type="string">
            <text:p text:style-name="P4"/>
          </table:table-cell>
          <table:table-cell table:style-name="Taula1.H24" office:value-type="string">
            <text:p text:style-name="P4"/>
          </table:table-cell>
        </table:table-row>
        <table:table-row table:style-name="TableLine94529446354656">
          <table:covered-table-cell table:style-name="Taula1.A25"/>
          <table:covered-table-cell table:style-name="Taula1.B25"/>
          <table:table-cell table:style-name="Taula1.C25" office:value-type="string">
            <text:p text:style-name="P4">Checklist</text:p>
          </table:table-cell>
          <table:table-cell table:style-name="Taula1.D25" office:value-type="string">
            <text:p text:style-name="P4"/>
          </table:table-cell>
          <table:table-cell table:style-name="Taula1.E25" office:value-type="string">
            <text:p text:style-name="P4"/>
          </table:table-cell>
          <table:table-cell table:style-name="Taula1.F25" office:value-type="string">
            <text:p text:style-name="P4"/>
          </table:table-cell>
          <table:table-cell table:style-name="Taula1.G25" office:value-type="string">
            <text:p text:style-name="P4"/>
          </table:table-cell>
          <table:table-cell table:style-name="Taula1.H25" office:value-type="string">
            <text:p text:style-name="P4"/>
          </table:table-cell>
        </table:table-row>
        <table:table-row table:style-name="TableLine94529446354656">
          <table:covered-table-cell table:style-name="Taula1.A26"/>
          <table:covered-table-cell table:style-name="Taula1.B26"/>
          <table:table-cell table:style-name="Taula1.C26" office:value-type="string">
            <text:p text:style-name="P4">Document amb 2 columnes</text:p>
          </table:table-cell>
          <table:table-cell table:style-name="Taula1.D26" office:value-type="string">
            <text:p text:style-name="P4"/>
          </table:table-cell>
          <table:table-cell table:style-name="Taula1.E26" office:value-type="string">
            <text:p text:style-name="P4"/>
          </table:table-cell>
          <table:table-cell table:style-name="Taula1.F26" office:value-type="string">
            <text:p text:style-name="P4"/>
          </table:table-cell>
          <table:table-cell table:style-name="Taula1.G26" office:value-type="string">
            <text:p text:style-name="P4"/>
          </table:table-cell>
          <table:table-cell table:style-name="Taula1.H26" office:value-type="string">
            <text:p text:style-name="P4"/>
          </table:table-cell>
        </table:table-row>
        <table:table-row table:style-name="TableLine94529446354656">
          <table:covered-table-cell table:style-name="Taula1.A27"/>
          <table:covered-table-cell table:style-name="Taula1.B27"/>
          <table:table-cell table:style-name="Taula1.C27" office:value-type="string">
            <text:p text:style-name="P4">Diploma</text:p>
          </table:table-cell>
          <table:table-cell table:style-name="Taula1.D27" office:value-type="string">
            <text:p text:style-name="P4"/>
          </table:table-cell>
          <table:table-cell table:style-name="Taula1.E27" office:value-type="string">
            <text:p text:style-name="P4"/>
          </table:table-cell>
          <table:table-cell table:style-name="Taula1.F27" office:value-type="string">
            <text:p text:style-name="P4"/>
          </table:table-cell>
          <table:table-cell table:style-name="Taula1.G27" office:value-type="string">
            <text:p text:style-name="P4"/>
          </table:table-cell>
          <table:table-cell table:style-name="Taula1.H27" office:value-type="string">
            <text:p text:style-name="P4"/>
          </table:table-cell>
        </table:table-row>
        <table:table-row table:style-name="TableLine94529446354656">
          <table:covered-table-cell table:style-name="Taula1.A28"/>
          <table:covered-table-cell table:style-name="Taula1.B28"/>
          <table:table-cell table:style-name="Taula1.C28" office:value-type="string">
            <text:p text:style-name="P4">Parte d'incidències</text:p>
          </table:table-cell>
          <table:table-cell table:style-name="Taula1.D28" office:value-type="string">
            <text:p text:style-name="P4"/>
          </table:table-cell>
          <table:table-cell table:style-name="Taula1.E28" office:value-type="string">
            <text:p text:style-name="P4"/>
          </table:table-cell>
          <table:table-cell table:style-name="Taula1.F28" office:value-type="string">
            <text:p text:style-name="P4"/>
          </table:table-cell>
          <table:table-cell table:style-name="Taula1.G28" office:value-type="string">
            <text:p text:style-name="P4"/>
          </table:table-cell>
          <table:table-cell table:style-name="Taula1.H28" office:value-type="string">
            <text:p text:style-name="P4"/>
          </table:table-cell>
        </table:table-row>
        <table:table-row table:style-name="TableLine94529446354656">
          <table:covered-table-cell table:style-name="Taula1.A29"/>
          <table:covered-table-cell table:style-name="Taula1.B29"/>
          <table:table-cell table:style-name="Taula1.C29" office:value-type="string">
            <text:p text:style-name="P4">Factura</text:p>
          </table:table-cell>
          <table:table-cell table:style-name="Taula1.D29" office:value-type="string">
            <text:p text:style-name="P4"/>
          </table:table-cell>
          <table:table-cell table:style-name="Taula1.E29" office:value-type="string">
            <text:p text:style-name="P4"/>
          </table:table-cell>
          <table:table-cell table:style-name="Taula1.F29" office:value-type="string">
            <text:p text:style-name="P4"/>
          </table:table-cell>
          <table:table-cell table:style-name="Taula1.G29" office:value-type="string">
            <text:p text:style-name="P4"/>
          </table:table-cell>
          <table:table-cell table:style-name="Taula1.H29" office:value-type="string">
            <text:p text:style-name="P4"/>
          </table:table-cell>
        </table:table-row>
        <table:table-row table:style-name="TableLine94529446354656">
          <table:covered-table-cell table:style-name="Taula1.A30"/>
          <table:covered-table-cell table:style-name="Taula1.B30"/>
          <table:table-cell table:style-name="Taula1.C30" office:value-type="string">
            <text:p text:style-name="P4">Instància genèrica</text:p>
          </table:table-cell>
          <table:table-cell table:style-name="Taula1.D30" office:value-type="string">
            <text:p text:style-name="P4"/>
          </table:table-cell>
          <table:table-cell table:style-name="Taula1.E30" office:value-type="string">
            <text:p text:style-name="P4"/>
          </table:table-cell>
          <table:table-cell table:style-name="Taula1.F30" office:value-type="string">
            <text:p text:style-name="P4"/>
          </table:table-cell>
          <table:table-cell table:style-name="Taula1.G30" office:value-type="string">
            <text:p text:style-name="P4"/>
          </table:table-cell>
          <table:table-cell table:style-name="Taula1.H30" office:value-type="string">
            <text:p text:style-name="P4"/>
          </table:table-cell>
        </table:table-row>
        <table:table-row table:style-name="TableLine94529446354656">
          <table:covered-table-cell table:style-name="Taula1.A31"/>
          <table:covered-table-cell table:style-name="Taula1.B31"/>
          <table:table-cell table:style-name="Taula1.C31" office:value-type="string">
            <text:p text:style-name="P4">Currículum Vitae Modern</text:p>
          </table:table-cell>
          <table:table-cell table:style-name="Taula1.D31" office:value-type="string">
            <text:p text:style-name="P4"/>
          </table:table-cell>
          <table:table-cell table:style-name="Taula1.E31" office:value-type="string">
            <text:p text:style-name="P4"/>
          </table:table-cell>
          <table:table-cell table:style-name="Taula1.F31" office:value-type="string">
            <text:p text:style-name="P4"/>
          </table:table-cell>
          <table:table-cell table:style-name="Taula1.G31" office:value-type="string">
            <text:p text:style-name="P4"/>
          </table:table-cell>
          <table:table-cell table:style-name="Taula1.H31" office:value-type="string">
            <text:p text:style-name="P4"/>
          </table:table-cell>
        </table:table-row>
        <table:table-row table:style-name="TableLine94529446354656">
          <table:covered-table-cell table:style-name="Taula1.A32"/>
          <table:table-cell table:style-name="Taula1.B32" table:number-columns-spanned="2" office:value-type="string">
            <text:p text:style-name="P4">2. Macro</text:p>
          </table:table-cell>
          <table:covered-table-cell/>
          <table:table-cell table:style-name="Taula1.D32" office:value-type="string">
            <text:p text:style-name="P4"/>
          </table:table-cell>
          <table:table-cell table:style-name="Taula1.E32" office:value-type="string">
            <text:p text:style-name="P4"/>
          </table:table-cell>
          <table:table-cell table:style-name="Taula1.F32" office:value-type="string">
            <text:p text:style-name="P4"/>
          </table:table-cell>
          <table:table-cell table:style-name="Taula1.G32" office:value-type="string">
            <text:p text:style-name="P4"/>
          </table:table-cell>
          <table:table-cell table:style-name="Taula1.H32" office:value-type="string">
            <text:p text:style-name="P4"/>
          </table:table-cell>
        </table:table-row>
        <table:table-row table:style-name="TableLine94529446354656">
          <table:covered-table-cell table:style-name="Taula1.A33"/>
          <table:table-cell table:style-name="Taula1.B33" office:value-type="string">
            <text:p text:style-name="P4"/>
          </table:table-cell>
          <table:table-cell table:style-name="Taula1.C33" office:value-type="string">
            <text:p text:style-name="P4">Enviar checklist als companys</text:p>
          </table:table-cell>
          <table:table-cell table:style-name="Taula1.D33" office:value-type="string">
            <text:p text:style-name="P4"/>
          </table:table-cell>
          <table:table-cell table:style-name="Taula1.E33" office:value-type="string">
            <text:p text:style-name="P4"/>
          </table:table-cell>
          <table:table-cell table:style-name="Taula1.F33" office:value-type="string">
            <text:p text:style-name="P4"/>
          </table:table-cell>
          <table:table-cell table:style-name="Taula1.G33" office:value-type="string">
            <text:p text:style-name="P4"/>
          </table:table-cell>
          <table:table-cell table:style-name="Taula1.H33" office:value-type="string">
            <text:p text:style-name="P4"/>
          </table:table-cell>
        </table:table-row>
        <table:table-row table:style-name="TableLine94529446354656">
          <table:covered-table-cell table:style-name="Taula1.A34"/>
          <table:table-cell table:style-name="Taula1.B34" table:number-columns-spanned="2" office:value-type="string">
            <text:p text:style-name="P4">3. Plantilles amb làtex</text:p>
          </table:table-cell>
          <table:covered-table-cell/>
          <table:table-cell table:style-name="Taula1.D34" office:value-type="string">
            <text:p text:style-name="P4"/>
          </table:table-cell>
          <table:table-cell table:style-name="Taula1.E34" office:value-type="string">
            <text:p text:style-name="P4"/>
          </table:table-cell>
          <table:table-cell table:style-name="Taula1.F34" office:value-type="string">
            <text:p text:style-name="P4"/>
          </table:table-cell>
          <table:table-cell table:style-name="Taula1.G34" office:value-type="string">
            <text:p text:style-name="P4"/>
          </table:table-cell>
          <table:table-cell table:style-name="Taula1.H34" office:value-type="string">
            <text:p text:style-name="P4"/>
          </table:table-cell>
        </table:table-row>
        <table:table-row table:style-name="TableLine94529446354656">
          <table:covered-table-cell table:style-name="Taula1.A35"/>
          <table:table-cell table:style-name="Taula1.B35" table:number-rows-spanned="3" office:value-type="string">
            <text:p text:style-name="P4"/>
          </table:table-cell>
          <table:table-cell table:style-name="Taula1.C35" office:value-type="string">
            <text:p text:style-name="P4">Document pràctiques</text:p>
          </table:table-cell>
          <table:table-cell table:style-name="Taula1.D35" office:value-type="string">
            <text:p text:style-name="P4"/>
          </table:table-cell>
          <table:table-cell table:style-name="Taula1.E35" office:value-type="string">
            <text:p text:style-name="P4"/>
          </table:table-cell>
          <table:table-cell table:style-name="Taula1.F35" office:value-type="string">
            <text:p text:style-name="P4"/>
          </table:table-cell>
          <table:table-cell table:style-name="Taula1.G35" office:value-type="string">
            <text:p text:style-name="P4"/>
          </table:table-cell>
          <table:table-cell table:style-name="Taula1.H35" office:value-type="string">
            <text:p text:style-name="P4"/>
          </table:table-cell>
        </table:table-row>
        <table:table-row table:style-name="TableLine94529446354656">
          <table:covered-table-cell table:style-name="Taula1.A36"/>
          <table:covered-table-cell table:style-name="Taula1.B36"/>
          <table:table-cell table:style-name="Taula1.C36" office:value-type="string">
            <text:p text:style-name="P4">Manual</text:p>
          </table:table-cell>
          <table:table-cell table:style-name="Taula1.D36" office:value-type="string">
            <text:p text:style-name="P4"/>
          </table:table-cell>
          <table:table-cell table:style-name="Taula1.E36" office:value-type="string">
            <text:p text:style-name="P4"/>
          </table:table-cell>
          <table:table-cell table:style-name="Taula1.F36" office:value-type="string">
            <text:p text:style-name="P4"/>
          </table:table-cell>
          <table:table-cell table:style-name="Taula1.G36" office:value-type="string">
            <text:p text:style-name="P4"/>
          </table:table-cell>
          <table:table-cell table:style-name="Taula1.H36" office:value-type="string">
            <text:p text:style-name="P4"/>
          </table:table-cell>
        </table:table-row>
        <table:table-row table:style-name="TableLine94529446354656">
          <table:covered-table-cell table:style-name="Taula1.A37"/>
          <table:covered-table-cell table:style-name="Taula1.B37"/>
          <table:table-cell table:style-name="Taula1.C37" office:value-type="string">
            <text:p text:style-name="P4">Document 2 taules</text:p>
          </table:table-cell>
          <table:table-cell table:style-name="Taula1.D37" office:value-type="string">
            <text:p text:style-name="P4"/>
          </table:table-cell>
          <table:table-cell table:style-name="Taula1.E37" office:value-type="string">
            <text:p text:style-name="P4"/>
          </table:table-cell>
          <table:table-cell table:style-name="Taula1.F37" office:value-type="string">
            <text:p text:style-name="P4"/>
          </table:table-cell>
          <table:table-cell table:style-name="Taula1.G37" office:value-type="string">
            <text:p text:style-name="P4"/>
          </table:table-cell>
          <table:table-cell table:style-name="Taula1.H37" office:value-type="string">
            <text:p text:style-name="P4"/>
          </table:table-cell>
        </table:table-row>
        <table:table-row table:style-name="TableLine94529446354656">
          <table:table-cell table:style-name="Taula1.A38" table:number-columns-spanned="3" office:value-type="string">
            <text:p text:style-name="P3">D. Document entregat</text:p>
          </table:table-cell>
          <table:covered-table-cell/>
          <table:covered-table-cell/>
          <table:table-cell table:style-name="Taula1.D38" office:value-type="string">
            <text:p text:style-name="P4"/>
          </table:table-cell>
          <table:table-cell table:style-name="Taula1.E38" office:value-type="string">
            <text:p text:style-name="P4"/>
          </table:table-cell>
          <table:table-cell table:style-name="Taula1.F38" office:value-type="string">
            <text:p text:style-name="P4"/>
          </table:table-cell>
          <table:table-cell table:style-name="Taula1.G38" office:value-type="string">
            <text:p text:style-name="P4"/>
          </table:table-cell>
          <table:table-cell table:style-name="Taula1.H38" office:value-type="string">
            <text:p text:style-name="P4"/>
          </table:table-cell>
        </table:table-row>
        <table:table-row table:style-name="TableLine94529446354656">
          <table:table-cell table:style-name="Taula1.A39" table:number-rows-spanned="4" office:value-type="string">
            <text:p text:style-name="P4"/>
          </table:table-cell>
          <table:table-cell table:style-name="Taula1.B39" table:number-columns-spanned="2" office:value-type="string">
            <text:p text:style-name="P4">El document té totes les parts correctes</text:p>
          </table:table-cell>
          <table:covered-table-cell/>
          <table:table-cell table:style-name="Taula1.D39" office:value-type="string">
            <text:p text:style-name="P4"/>
          </table:table-cell>
          <table:table-cell table:style-name="Taula1.E39" office:value-type="string">
            <text:p text:style-name="P4"/>
          </table:table-cell>
          <table:table-cell table:style-name="Taula1.F39" office:value-type="string">
            <text:p text:style-name="P4"/>
          </table:table-cell>
          <table:table-cell table:style-name="Taula1.G39" office:value-type="string">
            <text:p text:style-name="P4"/>
          </table:table-cell>
          <table:table-cell table:style-name="Taula1.H39" office:value-type="string">
            <text:p text:style-name="P4"/>
          </table:table-cell>
        </table:table-row>
        <table:table-row table:style-name="TableLine94529446354656">
          <table:covered-table-cell table:style-name="Taula1.A40"/>
          <table:table-cell table:style-name="Taula1.B40" table:number-columns-spanned="2" office:value-type="string">
            <text:p text:style-name="P4">No hi ha faltes d'ortografia</text:p>
          </table:table-cell>
          <table:covered-table-cell/>
          <table:table-cell table:style-name="Taula1.D40" office:value-type="string">
            <text:p text:style-name="P4"/>
          </table:table-cell>
          <table:table-cell table:style-name="Taula1.E40" office:value-type="string">
            <text:p text:style-name="P4"/>
          </table:table-cell>
          <table:table-cell table:style-name="Taula1.F40" office:value-type="string">
            <text:p text:style-name="P4"/>
          </table:table-cell>
          <table:table-cell table:style-name="Taula1.G40" office:value-type="string">
            <text:p text:style-name="P4"/>
          </table:table-cell>
          <table:table-cell table:style-name="Taula1.H40" office:value-type="string">
            <text:p text:style-name="P4"/>
          </table:table-cell>
        </table:table-row>
        <table:table-row table:style-name="TableLine94529446354656">
          <table:covered-table-cell table:style-name="Taula1.A41"/>
          <table:table-cell table:style-name="Taula1.B41" table:number-columns-spanned="2" office:value-type="string">
            <text:p text:style-name="P4">S'ha entregat en el temps proposat</text:p>
          </table:table-cell>
          <table:covered-table-cell/>
          <table:table-cell table:style-name="Taula1.D41" office:value-type="string">
            <text:p text:style-name="P4"/>
          </table:table-cell>
          <table:table-cell table:style-name="Taula1.E41" office:value-type="string">
            <text:p text:style-name="P4"/>
          </table:table-cell>
          <table:table-cell table:style-name="Taula1.F41" office:value-type="string">
            <text:p text:style-name="P4"/>
          </table:table-cell>
          <table:table-cell table:style-name="Taula1.G41" office:value-type="string">
            <text:p text:style-name="P4"/>
          </table:table-cell>
          <table:table-cell table:style-name="Taula1.H41" office:value-type="string">
            <text:p text:style-name="P4"/>
          </table:table-cell>
        </table:table-row>
        <table:table-row table:style-name="TableLine94529446354656">
          <table:covered-table-cell table:style-name="Taula1.A42"/>
          <table:table-cell table:style-name="Taula1.B42" table:number-columns-spanned="2" office:value-type="string">
            <text:p text:style-name="P4">Número de rectificacions fetes</text:p>
          </table:table-cell>
          <table:covered-table-cell/>
          <table:table-cell table:style-name="Taula1.D42" office:value-type="string">
            <text:p text:style-name="P4"/>
          </table:table-cell>
          <table:table-cell table:style-name="Taula1.E42" office:value-type="string">
            <text:p text:style-name="P4"/>
          </table:table-cell>
          <table:table-cell table:style-name="Taula1.F42" office:value-type="string">
            <text:p text:style-name="P4"/>
          </table:table-cell>
          <table:table-cell table:style-name="Taula1.G42" office:value-type="string">
            <text:p text:style-name="P4"/>
          </table:table-cell>
          <table:table-cell table:style-name="Taula1.H42" office:value-type="string">
            <text:p text:style-name="P4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09:47:06.624752591</meta:creation-date>
    <dc:date>2022-11-21T09:48:42.529415503</dc:date>
    <meta:editing-duration>PT1M36S</meta:editing-duration>
    <meta:editing-cycles>1</meta:editing-cycles>
    <meta:document-statistic meta:table-count="1" meta:image-count="0" meta:object-count="0" meta:page-count="2" meta:paragraph-count="47" meta:word-count="129" meta:character-count="816" meta:non-whitespace-character-count="734"/>
    <meta:generator>LibreOffice/7.3.5.2$Linux_X86_64 LibreOffice_project/30$Build-2</meta:generator>
  </office:meta>
</office:document-meta>
</file>